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'Courier New', Courier, monospace"/>
    <style:font-face style:name="Tinos" svg:font-family="Tinos, sans-serif"/>
    <style:font-face style:name="monospace" svg:font-family="monospace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1e21"/>
    </style:style>
    <style:style style:name="P2" style:family="paragraph" style:parent-style-name="Standard">
      <style:text-properties officeooo:rsid="0000d8db" officeooo:paragraph-rsid="0000d8db"/>
    </style:style>
    <style:style style:name="P3" style:family="paragraph" style:parent-style-name="Standard">
      <style:text-properties fo:color="#000000" style:font-name="JetBrains Mono" fo:font-size="10pt" fo:font-style="normal" fo:font-weight="normal" officeooo:rsid="0000d8db" officeooo:paragraph-rsid="0000d8db" style:font-size-asian="10pt" style:font-style-asian="normal" style:font-weight-asian="normal"/>
    </style:style>
    <style:style style:name="P4" style:family="paragraph" style:parent-style-name="Standard">
      <style:text-properties fo:color="#000000" style:font-name="JetBrains Mono" fo:font-size="10pt" fo:font-style="normal" fo:font-weight="normal" officeooo:rsid="0000d8db" officeooo:paragraph-rsid="000cd1d2" style:font-size-asian="10pt" style:font-style-asian="normal" style:font-weight-asian="normal" style:font-weight-complex="bold"/>
    </style:style>
    <style:style style:name="P5" style:family="paragraph" style:parent-style-name="Standard">
      <style:text-properties fo:font-weight="normal" officeooo:rsid="0013f138" officeooo:paragraph-rsid="0013f138" style:font-weight-asian="normal" style:font-weight-complex="normal"/>
    </style:style>
    <style:style style:name="P6" style:family="paragraph" style:parent-style-name="Text_20_body">
      <style:text-properties officeooo:rsid="00001e21" officeooo:paragraph-rsid="00001e21"/>
    </style:style>
    <style:style style:name="P7" style:family="paragraph" style:parent-style-name="Text_20_body">
      <style:text-properties officeooo:rsid="00001e21" officeooo:paragraph-rsid="0000d8db"/>
    </style:style>
    <style:style style:name="P8" style:family="paragraph" style:parent-style-name="Text_20_body">
      <style:text-properties officeooo:rsid="00001e21" officeooo:paragraph-rsid="00062d6a"/>
    </style:style>
    <style:style style:name="P9" style:family="paragraph" style:parent-style-name="Text_20_body">
      <style:text-properties officeooo:rsid="00001e21" officeooo:paragraph-rsid="000cd1d2"/>
    </style:style>
    <style:style style:name="P10" style:family="paragraph" style:parent-style-name="Text_20_body">
      <style:text-properties officeooo:paragraph-rsid="00001e21"/>
    </style:style>
    <style:style style:name="P11" style:family="paragraph" style:parent-style-name="Text_20_body">
      <style:text-properties officeooo:paragraph-rsid="0004efd7"/>
    </style:style>
    <style:style style:name="P12" style:family="paragraph" style:parent-style-name="Text_20_body">
      <style:text-properties officeooo:paragraph-rsid="00062d6a"/>
    </style:style>
    <style:style style:name="P13" style:family="paragraph" style:parent-style-name="Text_20_body">
      <style:text-properties officeooo:paragraph-rsid="0007d2f2"/>
    </style:style>
    <style:style style:name="P14" style:family="paragraph" style:parent-style-name="Text_20_body">
      <style:text-properties officeooo:paragraph-rsid="00080aac"/>
    </style:style>
    <style:style style:name="P15" style:family="paragraph" style:parent-style-name="Text_20_body">
      <style:text-properties officeooo:paragraph-rsid="000db90b"/>
    </style:style>
    <style:style style:name="P16" style:family="paragraph" style:parent-style-name="Text_20_body">
      <style:text-properties officeooo:rsid="000eaeb1" officeooo:paragraph-rsid="000eaeb1"/>
    </style:style>
    <style:style style:name="P17" style:family="paragraph" style:parent-style-name="Text_20_body">
      <style:text-properties officeooo:rsid="0013f138" officeooo:paragraph-rsid="0013f138"/>
    </style:style>
    <style:style style:name="P18" style:family="paragraph" style:parent-style-name="Text_20_body">
      <style:text-properties officeooo:paragraph-rsid="0013f138"/>
    </style:style>
    <style:style style:name="P19" style:family="paragraph" style:parent-style-name="Text_20_body">
      <style:text-properties fo:font-weight="bold" officeooo:rsid="00001e21" officeooo:paragraph-rsid="00062d6a" style:font-weight-asian="bold" style:font-weight-complex="bold"/>
    </style:style>
    <style:style style:name="P20" style:family="paragraph" style:parent-style-name="Text_20_body">
      <style:text-properties fo:font-weight="bold" officeooo:rsid="00001e21" officeooo:paragraph-rsid="00297ba4" style:font-weight-asian="bold" style:font-weight-complex="bold"/>
    </style:style>
    <style:style style:name="P21" style:family="paragraph" style:parent-style-name="Text_20_body">
      <style:text-properties fo:font-weight="bold" officeooo:rsid="0004efd7" officeooo:paragraph-rsid="00062d6a" style:font-weight-asian="bold" style:font-weight-complex="bold"/>
    </style:style>
    <style:style style:name="P22" style:family="paragraph" style:parent-style-name="Text_20_body">
      <style:text-properties officeooo:paragraph-rsid="00297ba4"/>
    </style:style>
    <style:style style:name="P23" style:family="paragraph" style:parent-style-name="Text_20_body">
      <style:text-properties officeooo:rsid="00297ba4" officeooo:paragraph-rsid="00297ba4"/>
    </style:style>
    <style:style style:name="P24" style:family="paragraph" style:parent-style-name="Text_20_body">
      <style:text-properties officeooo:rsid="003b2d4b" officeooo:paragraph-rsid="003b2d4b"/>
    </style:style>
    <style:style style:name="P25" style:family="paragraph" style:parent-style-name="Text_20_body">
      <style:text-properties fo:font-weight="normal" officeooo:rsid="00297ba4" officeooo:paragraph-rsid="00297ba4" style:font-weight-asian="normal" style:font-weight-complex="normal"/>
    </style:style>
    <style:style style:name="P26" style:family="paragraph" style:parent-style-name="Text_20_body">
      <style:text-properties fo:font-weight="normal" officeooo:rsid="0030de9f" officeooo:paragraph-rsid="00297ba4" style:font-weight-asian="normal" style:font-weight-complex="normal"/>
    </style:style>
    <style:style style:name="P27" style:family="paragraph" style:parent-style-name="Text_20_body">
      <style:text-properties officeooo:rsid="001a294e" officeooo:paragraph-rsid="001a294e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92929" style:font-name="Menlo" fo:font-size="12pt" fo:letter-spacing="normal" fo:font-style="normal" fo:font-weight="normal" officeooo:rsid="00430f90"/>
    </style:style>
    <style:style style:name="P29" style:family="paragraph" style:parent-style-name="Heading_20_1">
      <style:text-properties officeooo:rsid="00001e21" officeooo:paragraph-rsid="00001e21"/>
    </style:style>
    <style:style style:name="P3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4292f" style:font-name="ui-monospace" fo:font-size="9pt" fo:letter-spacing="normal" fo:font-style="normal" fo:font-weight="normal"/>
    </style:style>
    <style:style style:name="P3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4292f" style:font-name="ui-monospace" fo:font-size="9pt" fo:letter-spacing="normal" fo:font-style="normal" fo:font-weight="normal" officeooo:rsid="00430f90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4292f" style:font-name="ui-monospace" fo:font-size="9pt" fo:letter-spacing="normal" fo:font-style="normal" fo:font-weight="normal" officeooo:rsid="0045f8b3" officeooo:paragraph-rsid="0045f8b3"/>
    </style:style>
    <style:style style:name="T1" style:family="text">
      <style:text-properties officeooo:rsid="00001e2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1e21" style:font-weight-asian="bold" style:font-weight-complex="bold"/>
    </style:style>
    <style:style style:name="T4" style:family="text">
      <style:text-properties fo:font-weight="bold" officeooo:rsid="0004efd7" style:font-weight-asian="bold" style:font-weight-complex="bold"/>
    </style:style>
    <style:style style:name="T5" style:family="text">
      <style:text-properties fo:font-weight="bold" officeooo:rsid="00062d6a" style:font-weight-asian="bold" style:font-weight-complex="bold"/>
    </style:style>
    <style:style style:name="T6" style:family="text">
      <style:text-properties fo:font-weight="bold" officeooo:rsid="0007d2f2" style:font-weight-asian="bold" style:font-weight-complex="bold"/>
    </style:style>
    <style:style style:name="T7" style:family="text">
      <style:text-properties fo:font-weight="bold" officeooo:rsid="0009a647" style:font-weight-asian="bold" style:font-weight-complex="bold"/>
    </style:style>
    <style:style style:name="T8" style:family="text">
      <style:text-properties fo:font-weight="bold" officeooo:rsid="001155e4" style:font-weight-asian="bold" style:font-weight-complex="bold"/>
    </style:style>
    <style:style style:name="T9" style:family="text">
      <style:text-properties fo:color="#6a8759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0" style:family="text">
      <style:text-properties officeooo:rsid="0000d8db"/>
    </style:style>
    <style:style style:name="T11" style:family="text">
      <style:text-properties style:font-name="Liberation Sans" fo:font-size="18.2000007629395pt" fo:font-weight="bold" officeooo:rsid="000301d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2" style:family="text">
      <style:text-properties officeooo:rsid="0004cebe"/>
    </style:style>
    <style:style style:name="T13" style:family="text">
      <style:text-properties officeooo:rsid="0004efd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01e21" style:font-weight-asian="normal" style:font-weight-complex="normal"/>
    </style:style>
    <style:style style:name="T16" style:family="text">
      <style:text-properties fo:font-weight="normal" officeooo:rsid="00080aac" style:font-weight-asian="normal" style:font-weight-complex="normal"/>
    </style:style>
    <style:style style:name="T17" style:family="text">
      <style:text-properties fo:font-weight="normal" officeooo:rsid="0009a647" style:font-weight-asian="normal" style:font-weight-complex="normal"/>
    </style:style>
    <style:style style:name="T18" style:family="text">
      <style:text-properties fo:font-weight="normal" officeooo:rsid="000db90b" style:font-weight-asian="normal" style:font-weight-complex="normal"/>
    </style:style>
    <style:style style:name="T19" style:family="text">
      <style:text-properties fo:font-weight="normal" officeooo:rsid="001155e4" style:font-weight-asian="normal" style:font-weight-complex="normal"/>
    </style:style>
    <style:style style:name="T20" style:family="text">
      <style:text-properties fo:font-weight="normal" officeooo:rsid="0012d1d7" style:font-weight-asian="normal" style:font-weight-complex="normal"/>
    </style:style>
    <style:style style:name="T21" style:family="text">
      <style:text-properties fo:font-weight="normal" officeooo:rsid="0013f138" style:font-weight-asian="normal" style:font-weight-complex="normal"/>
    </style:style>
    <style:style style:name="T22" style:family="text">
      <style:text-properties fo:font-weight="normal" officeooo:rsid="00160875" style:font-weight-asian="normal" style:font-weight-complex="normal"/>
    </style:style>
    <style:style style:name="T23" style:family="text">
      <style:text-properties fo:font-weight="normal" officeooo:rsid="00167590" style:font-weight-asian="normal" style:font-weight-complex="normal"/>
    </style:style>
    <style:style style:name="T24" style:family="text">
      <style:text-properties fo:font-weight="normal" officeooo:rsid="00182de5" style:font-weight-asian="normal" style:font-weight-complex="normal"/>
    </style:style>
    <style:style style:name="T25" style:family="text">
      <style:text-properties fo:font-weight="normal" officeooo:rsid="0019c220" style:font-weight-asian="normal" style:font-weight-complex="normal"/>
    </style:style>
    <style:style style:name="T26" style:family="text">
      <style:text-properties fo:font-weight="normal" officeooo:rsid="00252fd1" style:font-weight-asian="normal" style:font-weight-complex="normal"/>
    </style:style>
    <style:style style:name="T27" style:family="text">
      <style:text-properties fo:font-weight="normal" officeooo:rsid="0026279c" style:font-weight-asian="normal" style:font-weight-complex="normal"/>
    </style:style>
    <style:style style:name="T28" style:family="text">
      <style:text-properties fo:font-weight="normal" officeooo:rsid="00277227" style:font-weight-asian="normal" style:font-weight-complex="normal"/>
    </style:style>
    <style:style style:name="T29" style:family="text">
      <style:text-properties fo:font-weight="normal" officeooo:rsid="00297ba4" style:font-weight-asian="normal" style:font-weight-complex="normal"/>
    </style:style>
    <style:style style:name="T30" style:family="text">
      <style:text-properties fo:font-weight="normal" officeooo:rsid="002b3c2b" style:font-weight-asian="normal" style:font-weight-complex="normal"/>
    </style:style>
    <style:style style:name="T31" style:family="text">
      <style:text-properties fo:font-weight="normal" officeooo:rsid="002d3de0" style:font-weight-asian="normal" style:font-weight-complex="normal"/>
    </style:style>
    <style:style style:name="T32" style:family="text">
      <style:text-properties fo:font-weight="normal" officeooo:rsid="002efd65" style:font-weight-asian="normal" style:font-weight-complex="normal"/>
    </style:style>
    <style:style style:name="T33" style:family="text">
      <style:text-properties fo:font-weight="normal" officeooo:rsid="003054ee" style:font-weight-asian="normal" style:font-weight-complex="normal"/>
    </style:style>
    <style:style style:name="T34" style:family="text">
      <style:text-properties fo:font-weight="normal" officeooo:rsid="0030de9f" style:font-weight-asian="normal" style:font-weight-complex="normal"/>
    </style:style>
    <style:style style:name="T35" style:family="text">
      <style:text-properties fo:font-weight="normal" officeooo:rsid="0031932b" style:font-weight-asian="normal" style:font-weight-complex="normal"/>
    </style:style>
    <style:style style:name="T36" style:family="text">
      <style:text-properties fo:font-weight="normal" officeooo:rsid="00341aba" style:font-weight-asian="normal" style:font-weight-complex="normal"/>
    </style:style>
    <style:style style:name="T37" style:family="text">
      <style:text-properties fo:color="#000000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38" style:family="text">
      <style:text-properties fo:color="#000000" style:font-name="JetBrains Mono" fo:font-size="10pt" fo:font-style="normal" fo:font-weight="normal" officeooo:rsid="0013f138" style:font-size-asian="10pt" style:font-style-asian="normal" style:font-weight-asian="normal" style:font-weight-complex="normal"/>
    </style:style>
    <style:style style:name="T39" style:family="text">
      <style:text-properties fo:color="#000000" style:font-name="Tinos" fo:font-size="14.25pt" fo:font-weight="bold"/>
    </style:style>
    <style:style style:name="T40" style:family="text">
      <style:text-properties fo:color="#000000" style:font-name="monospace" fo:font-size="14.25pt" fo:font-weight="bold"/>
    </style:style>
    <style:style style:name="T41" style:family="text">
      <style:text-properties officeooo:rsid="00247eb6"/>
    </style:style>
    <style:style style:name="T42" style:family="text">
      <style:text-properties fo:color="#c9211e" fo:font-weight="bold" officeooo:rsid="00297ba4" style:font-weight-asian="bold" style:font-weight-complex="bold"/>
    </style:style>
    <style:style style:name="T43" style:family="text">
      <style:text-properties fo:color="#c9211e" fo:font-weight="bold" officeooo:rsid="003054ee" style:font-weight-asian="bold" style:font-weight-complex="bold"/>
    </style:style>
    <style:style style:name="T44" style:family="text">
      <style:text-properties officeooo:rsid="003dc317"/>
    </style:style>
    <style:style style:name="T45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46" style:family="text">
      <style:text-properties fo:color="#24292f" style:font-name="ui-monospace" fo:font-size="9pt"/>
    </style:style>
    <style:style style:name="T47" style:family="text">
      <style:text-properties officeooo:rsid="00430f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Funkcije</text:h>
      <text:h text:style-name="Heading_20_2" text:outline-level="2"><text:bookmark-start text:name="__DdeLink__21_1372169487"/>fn_insert_base_results<text:bookmark-end text:name="__DdeLink__21_1372169487"/></text:h>
      <text:p text:style-name="P10"><text:span text:style-name="T3">parametar</text:span><text:span text:style-name="T1">: url sa kog zelimo da skinemo rezultate jednokratno</text:span></text:p>
      <text:p text:style-name="P10"><text:span text:style-name="T3">zakucano</text:span><text:span text:style-name="T1">: </text:span></text:p>
      <text:p text:style-name="P6">- 3 puta da klikne ‘prikazi jos meceva’</text:p>
      <text:p text:style-name="P10">- <text:span text:style-name="T1">ako je mesec 8-12 stavi godinu 2021, u suprotnom stavi 2022</text:span></text:p>
      <text:p text:style-name="P6"><text:span text:style-name="T2">ideja</text:span>: za svaki id utakmice uzima za domacina I gosta:</text:p>
      <text:p text:style-name="P6">- ime tima</text:p>
      <text:p text:style-name="P6">- gol</text:p>
      <text:p text:style-name="P6">- godina mesec dan kada je utakmica odigrana</text:p>
      <text:p text:style-name="P6">- da li je bio produzetak</text:p>
      <text:p text:style-name="P6">ove informacije smesta u tupple I nadodaje u listu, onda se lista sa podacima iz svih utakmica</text:p>
      <text:p text:style-name="P6">importuje u tabelu <text:span text:style-name="T12">games I </text:span>results, umesto da importujemo red po red.</text:p>
      <text:p text:style-name="P11"><text:span text:style-name="T4">frekventnost</text:span><text:span text:style-name="T13"> </text:span><text:span text:style-name="T4">pustanja skrpte:</text:span><text:span text:style-name="T13"> jednom za jednu sezonu, rucno</text:span></text:p>
      <text:p text:style-name="P10"><text:span text:style-name="T3">output</text:span><text:span text:style-name="T1">: </text:span></text:p>
      <text:p text:style-name="P7">insertuje u tabel<text:span text:style-name="T10">e:</text:span></text:p>
      <text:p text:style-name="P7">games, <text:span text:style-name="T10">r</text:span>esults</text:p>
      <text:p text:style-name="P3">log_inserted_games, log_inserted_results</text:p>
      <text:p text:style-name="P2"/>
      <text:h text:style-name="Heading_20_2" text:outline-level="2">fn_insert_new_results</text:h>
      <text:p text:style-name="P13"><text:span text:style-name="T6">p</text:span><text:span text:style-name="T3">arametar: </text:span><text:span text:style-name="T15">url sa kog zelimo da skinemo rezultate</text:span></text:p>
      <text:p text:style-name="P14"><text:span text:style-name="T3">zakucano: </text:span><text:span text:style-name="T15">ako je mesec 8-12 stavi godinu 2021, u suprotnom stavi 2022</text:span></text:p>
      <text:p text:style-name="P8"><text:span text:style-name="T2">ideja: </text:span><text:span text:style-name="T16">uzmi maximalni datum iz tabele results za dati sport, ligu I zemlju I upisi u tabelu games I results sve utakmice koje su se odigrale posle maximalnog datum koji postoji u bazi.</text:span></text:p>
      <text:p text:style-name="P8"><text:span text:style-name="T4">frekventnost pustanja skrpte:</text:span><text:span text:style-name="T7"> </text:span><text:span text:style-name="T17">ujutru, ali postoji opasnost da se neka utakmica nastavila igrati ujutru, tada ce skripta insertovati tu utakmicu sa tim datumom x, a ako u ostatku dana ima jos utakmica, sledeci dan ih nece pokupiti jer vec postoje utakmice na datum x</text:span></text:p>
      <text:p text:style-name="P19">output:</text:p>
      <text:p text:style-name="P9">insertuje u tabel<text:span text:style-name="T10">e:</text:span></text:p>
      <text:p text:style-name="P9">games, <text:span text:style-name="T10">r</text:span>esults</text:p>
      <text:p text:style-name="P4">log_inserted_games, log_inserted_results</text:p>
      <text:h text:style-name="Heading_20_2" text:outline-level="2"><text:soft-page-break/>fn_insert_upcoming_games</text:h>
      <text:p text:style-name="P15"><text:span text:style-name="T5">P</text:span><text:span text:style-name="T3">arametar: </text:span><text:span text:style-name="T15">url sa kog zelimo da skinem</text:span><text:span text:style-name="T18">o zakazane utakmice</text:span></text:p>
      <text:p text:style-name="P12"><text:span text:style-name="T3">zakucano:</text:span><text:span text:style-name="T8"> </text:span><text:span text:style-name="T19">godina 2022, pri insertu kolone year_month_day </text:span><text:span text:style-name="T20">(treba da stavim tekucu godinu)</text:span></text:p>
      <text:p text:style-name="P8"><text:span text:style-name="T2">ideja: </text:span><text:span text:style-name="T21">uzmi meceve koji su zakazni za tekuci dan I dva naredna dana. Ako danas igra jedan tim I sutra taj isti tim, kvota ne bi trebalo da se racuna za drugu utakmicu, ali ce se ovde racunati da se ne bi komplikovalo, a koristnik treba da bude svestan da taj obracun nije relevantan. </text:span></text:p>
      <text:p text:style-name="P18"><text:span text:style-name="T21">U tabeli </text:span><text:span text:style-name="T9">scheduled_games </text:span><text:span text:style-name="T38">postoji kolona is_active koja se setuje na 0 pre svakog importa, a novi import dobija vrednost 1. </text:span></text:p>
      <text:p text:style-name="P17"><text:span text:style-name="T38">T</text:span><text:span text:style-name="T37">o omogucava da radimo predikcije samo za aktivne utakmice. </text:span></text:p>
      <text:p text:style-name="P5"/>
      <text:p text:style-name="P8"><text:span text:style-name="T4">frekventnost pustanja skrpte: </text:span><text:span text:style-name="T22">svaki dan, uj</text:span><text:span text:style-name="T23">u</text:span><text:span text:style-name="T22">tru</text:span></text:p>
      <text:p text:style-name="P8"><text:span text:style-name="T2">output: </text:span><text:span text:style-name="T24">puni tabelu scheduled_games I log_inserted_scheduled_games</text:span></text:p>
      <text:h text:style-name="Heading_20_2" text:outline-level="2">fn_insert_predictions</text:h>
      <text:p text:style-name="P12"><text:span text:style-name="T5">P</text:span><text:span text:style-name="T3">arametar: / </text:span><text:span text:style-name="T25">(racuna za sve aktivne utakmice u scheduled_games)</text:span></text:p>
      <text:p text:style-name="P19">zakucano: <text:span text:style-name="T26">nista</text:span></text:p>
      <text:p text:style-name="P20">ideja: </text:p>
      <text:p text:style-name="P22"><text:span text:style-name="T3">- </text:span><text:span text:style-name="T29">prvo kolonu is_current za sve predikcije koje se nalaze u tabeli predictions stavi na 0</text:span></text:p>
      <text:p text:style-name="P22"><text:span text:style-name="T29">- uzme sve utakmice I golove iz tabele results I join-uje samo sa onim utakmicama koje su u aktivnoj sezoni (kolona is_season_active iz tabele games) –</text:span><text:span text:style-name="T42"> time se obezbedjuje da se kvota racuna samo na osnovu rezultata iz sezone koja se trenutno igra, ne iz zavrsene sezone</text:span></text:p>
      <text:p text:style-name="P25">- per_game sluzi da dobije broj golova po utakmici, to je bitno jer nam treba koliko na utakmicama tima x pada golova, pa onda radimo join sa results, da bi za svaki tim dobili koliko je na njihovim utakmicama palo golova, to je u tabeli fixed_goals</text:p>
      <text:p text:style-name="P25">- nb_goal_fixed racunamo jer ne zelimo golove u produzetku</text:p>
      <text:p text:style-name="P23"><text:span text:style-name="T14">- </text:span><text:span text:style-name="T30">u goals_per_team grupisemo po svakom timu: koliko golova je palo na njihovim utakmicama, koliko utakmica ukupno/kao domacin/kao gost…</text:span></text:p>
      <text:p text:style-name="P23"><text:span text:style-name="T30">- </text:span><text:span text:style-name="T31">dalje, na koliko utakmica je dato vise od X golova racunamo kao poseban cte I radimo uniju</text:span></text:p>
      <text:p text:style-name="P23"><text:span text:style-name="T31">- </text:span><text:span text:style-name="T32">tako da ce imati onoliko redova na neki tim koliko ima mogucnosti (0.5, 1.5...8.5)</text:span></text:p>
      <text:p text:style-name="P23"><text:span text:style-name="T32">- </text:span><text:span text:style-name="T33">sada smo za svaki tim izracunali statistike, ali nam treba da prikazemo samo za time koji igraju u utakmicama koje slede</text:span></text:p>
      <text:p text:style-name="P23"><text:span text:style-name="T33">- </text:span><text:span text:style-name="T43">iz scheduled_games uzimamo samo is_current I radimo join sa prethodno izracunatim</text:span></text:p>
      <text:p text:style-name="P23"><text:span text:style-name="T33">- </text:span><text:span text:style-name="T34">sada za svaku utakmicu imamo po 18 redova, za svaki tim po 9 (0.5...8.5)</text:span></text:p>
      <text:p text:style-name="P26">- radimo join po utakmici I over (0.5...8.5) I od jedne kolone team, pravimo 2, team_home I team_away pomocu case-a</text:p>
      <text:p text:style-name="P23"><text:soft-page-break/><text:span text:style-name="T34">- </text:span><text:span text:style-name="T35">racunam kvotu I prosek golova za domacina, gosta I ukupno za </text:span><text:span text:style-name="T36">2 tima koji igraju utakmicu</text:span></text:p>
      <text:p text:style-name="P21">frekventnost pustanja skrpte: <text:span text:style-name="T27">svako jutro</text:span></text:p>
      <text:p text:style-name="P19">output: <text:span text:style-name="T28">upisuje u tabelu predictions I log_inserted_predictions </text:span></text:p>
      <text:h text:style-name="Heading_20_1" text:outline-level="1">Ta<text:span text:style-name="T11">bele</text:span></text:h>
      <text:h text:style-name="Heading_20_2" text:outline-level="2">log_tables</text:h>
      <text:p text:style-name="Standard">log_inserted_scheduled_games</text:p>
      <text:p text:style-name="Standard"/>
      <text:p text:style-name="Standard">log_inserted_games</text:p>
      <text:p text:style-name="P1"/>
      <text:p text:style-name="Standard">log_inserted_results</text:p>
      <text:p text:style-name="Standard"/>
      <text:p text:style-name="Standard">log_inserted_predictions</text:p>
      <text:p text:style-name="Standard"/>
      <text:h text:style-name="Heading_20_2" text:outline-level="2">glavne tabele</text:h>
      <text:p text:style-name="Text_20_body"/>
      <text:p text:style-name="P24">games</text:p>
      <text:p text:style-name="P24">results</text:p>
      <text:p text:style-name="P24">scheduled_games <text:span text:style-name="T44">(nema svoju tabelu game za id-em games jer id nece biti jedistven, jer ce se jedna utakmica ponavljati pri insertu)</text:span></text:p>
      <text:p text:style-name="P24">predictions</text:p>
      <text:h text:style-name="Heading_20_1" text:outline-level="1">promeni </text:h>
      <text:p text:style-name="P16">U tabeli results postoji kolona is_season_active – ta kolona je po default-u 1, ali treba da se setuje na 0, kada se sezona zavrsi</text:p>
      <text:p text:style-name="P16"/>
      <text:h text:style-name="Heading_20_1" text:outline-level="1">to do:</text:h>
      <text:p text:style-name="P27">- u insert_into_predictions staviti uslov da uzima samo one cija je sezona aktivna iz tabele games <text:s/>-<text:span text:style-name="T41">done</text:span></text:p>
      <text:p text:style-name="P27"/>
      <text:h text:style-name="Heading_20_1" text:outline-level="1">python na web</text:h>
      <text:p text:style-name="Text_20_body">- <text:span text:style-name="T45">pywebio</text:span></text:p>
      <text:p text:style-name="P30">pip install -U pywebio</text:p>
      <text:p text:style-name="P31"><text:soft-page-break/>cim klikem na submit, nestane mi dugme</text:p>
      <text:p text:style-name="P28"><text:a xlink:type="simple" xlink:href="https://pywebio.readthedocs.io/en/latest/output.html#functions-list" text:style-name="Internet_20_link" text:visited-style-name="Visited_20_Internet_20_Link"><text:span text:style-name="T46">https://pywebio.readthedocs.io/en/latest/output.html#functions-list</text:span></text:a></text:p>
      <text:p text:style-name="P28"><text:a xlink:type="simple" xlink:href="https://pywebio.readthedocs.io/en/latest/input.html#pywebio.input.select" text:style-name="Internet_20_link" text:visited-style-name="Visited_20_Internet_20_Link"><text:span text:style-name="T46">https://pywebio.readthedocs.io/en/latest/input.html#pywebio.input.select</text:span></text:a></text:p>
      <text:p text:style-name="P28"><text:a xlink:type="simple" xlink:href="https://programming.vip/docs/developing-simple-interactive-web-application-with-python.html" text:style-name="Internet_20_link" text:visited-style-name="Visited_20_Internet_20_Link"><text:span text:style-name="T46">https://programming.vip/docs/developing-simple-interactive-web-application-with-python.html</text:span></text:a></text:p>
      <text:p text:style-name="P31"><text:a xlink:type="simple" xlink:href="https://medium.com/spatial-data-science/create-interactive-web-applications-in-pure-python-with-pywebio-f6a8acc9cf6c" text:style-name="Internet_20_link" text:visited-style-name="Visited_20_Internet_20_Link">https://medium.com/spatial-data-science/create-interactive-web-applications-in-pure-python-with-pywebio-f6a8acc9cf6c</text:a></text:p>
      <text:p text:style-name="P31"/>
      <text:p text:style-name="P31"><text:span text:style-name="T39">Streamlit works responsively, i.e., every time the user interacts with a widget, the script is re-executed and the output of the widget is updated with the new value returned in the run. On the other hand, PyWebIO linearly runs the code much like a series of terminal commands. The output functions display content in the browser in real-time, and the input function blocks the execution until the user submits the input, much like Python’s built-in </text:span><text:span text:style-name="Source_20_Text"><text:span text:style-name="T40">input()</text:span></text:span><text:span text:style-name="T39">.</text:span></text:p>
      <text:p text:style-name="P32"><text:span text:style-name="T47">Koliko</text:span><text:span text:style-name="T39"> </text:span><text:span text:style-name="T47">razumem, cim kliknem na submit, gubim mogucnost da opet da opet nesto izaberem I kliknem na submit. Kad sam koristila pin, da zadrzim input, onda nemam submit dugme.</text:span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'Courier New', Courier, monospace"/>
    <style:font-face style:name="Tinos" svg:font-family="Tinos, sans-serif"/>
    <style:font-face style:name="monospace" svg:font-family="monospace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58:13.230939940</meta:creation-date>
    <dc:date>2022-05-11T13:47:24.555868510</dc:date>
    <meta:editing-duration>P1DT18H19M28S</meta:editing-duration>
    <meta:editing-cycles>47</meta:editing-cycles>
    <meta:generator>LibreOffice/6.4.7.2$Linux_X86_64 LibreOffice_project/40$Build-2</meta:generator>
    <meta:document-statistic meta:table-count="0" meta:image-count="0" meta:object-count="0" meta:page-count="4" meta:paragraph-count="78" meta:word-count="809" meta:character-count="5311" meta:non-whitespace-character-count="4569"/>
  </office:meta>
</office:document-meta>
</file>